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ésent : tous le monde</text:p>
      <text:p text:style-name="Standard"/>
      <text:p text:style-name="Standard">Ordres du jour :</text:p>
      <text:list xml:id="list1682835337" text:style-name="L3">
        <text:list-item>
          <text:p text:style-name="P3">harmonisation phase d'analyse </text:p>
          <text:p text:style-name="P3"/>
        </text:list-item>
      </text:list>
      <text:p text:style-name="Standard">Lors de cette réunion, nous avons principalement parlé de la phases d'analyse du projet, qui sont le diagramme de classe et le diagramme du cas d'utilisation. Puis nous avons terminer sur les outils, technologies et les objectifs à court terme.</text:p>
      <text:p text:style-name="Standard"/>
      <text:p text:style-name="Standard">Après quelques modifications sur le diagramme de classe, il a été validé par l' ensemble des membres du groupes. Abdel s'occupe d'appliquer les changements.</text:p>
      <text:p text:style-name="Standard"/>
      <text:p text:style-name="Standard">Le diagramme de classe n'est par encore complètement validé. Nous avons entrepris durant le séance une description textuelle des différents cas d'utilisations qui nous ont permis de voir des points à ajouter comme le cas de création d'un micro thésaurus.</text:p>
      <text:p text:style-name="Standard"/>
      <text:p text:style-name="Standard">Nous avons aborder la question des outils et technologies de développement que nous allons utiliser lors de notre projet. Il est convenu que nous allons utiliser :</text:p>
      <text:list xml:id="list668072209" text:style-name="L1">
        <text:list-item>
          <text:p text:style-name="P1">SGBB, oracle. Issem doit se renseigner sur comment récupérer la licence d'exploitation</text:p>
        </text:list-item>
        <text:list-item>
          <text:p text:style-name="P1">Serveur de version, Git. Abel s'occupe de le mettre en place</text:p>
        </text:list-item>
        <text:list-item>
          <text:p text:style-name="P1">Technologie, php/html </text:p>
        </text:list-item>
        <text:list-item>
          <text:p text:style-name="P1">Architecture, MVC</text:p>
        </text:list-item>
      </text:list>
      <text:p text:style-name="Standard"/>
      <text:p text:style-name="Standard"/>
      <text:p text:style-name="Standard"/>
      <text:p text:style-name="Standard">Afin de planifier les différentes étapes du projet, nous avons recenser les différentes phases que nous allons modéliser avec un diagramme de Gant. Franck doit se charger de la réalisation du diagramme. Les différentes étapes sont :</text:p>
      <text:list xml:id="list1519447953" text:style-name="L2">
        <text:list-item>
          <text:p text:style-name="P2">Analyse</text:p>
        </text:list-item>
        <text:list-item>
          <text:p text:style-name="P2">Conception</text:p>
        </text:list-item>
        <text:list-item>
          <text:p text:style-name="P2"><text:s/>Implémentation</text:p>
        </text:list-item>
        <text:list-item>
          <text:p text:style-name="P2">Test</text:p>
        </text:list-item>
        <text:list-item>
          <text:p text:style-name="P2">Rédaction rapport</text:p>
        </text:list-item>
        <text:list-item>
          <text:p text:style-name="P2">Préparation soutenance,</text:p>
        </text:list-item>
        <text:list-item>
          <text:p text:style-name="P2">Soutenance.</text:p>
        </text:list-item>
      </text:list>
      <text:p text:style-name="Standard"/>
      <text:p text:style-name="Standard">Pour finir, les membres du groupe devront chacun de leur coter mettre en place et se familiariser avec Git et Oracle pour pouvoir attaquer le projet dès que la phase d'analyse sera valider. De plus nous devons également collecter des jeux de donnée pour remplir notre futur applic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k </meta:initial-creator>
    <meta:creation-date>2012-11-15T12:18:14</meta:creation-date>
    <dc:date>2012-11-17T19:24:12</dc:date>
    <dc:creator>franck </dc:creator>
    <meta:editing-duration>PT6M12S</meta:editing-duration>
    <meta:editing-cycles>3</meta:editing-cycles>
    <meta:generator>LibreOffice/3.5$Linux_x86 LibreOffice_project/350m1$Build-2</meta:generator>
    <meta:document-statistic meta:table-count="0" meta:image-count="0" meta:object-count="0" meta:page-count="1" meta:paragraph-count="20" meta:word-count="276" meta:character-count="1689" meta:non-whitespace-character-count="1441"/>
  </office:meta>
</office:document-meta>
</file>